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Courier New', monospace,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fo:margin-left="0in" fo:margin-right="0in" fo:text-align="start" style:justify-single-word="false" fo:text-indent="0in" style:auto-text-indent="false" style:text-autospace="none"/>
      <style:text-properties style:font-name="Consolas1" fo:font-size="10pt" style:font-name-asian="Consolas1" style:font-size-asian="10pt" style:font-name-complex="Consolas1" style:font-size-complex="10pt"/>
    </style:style>
    <style:style style:name="P2"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Consolas1" fo:font-size="10pt" style:font-name-asian="Consolas1" style:font-size-asian="10pt" style:font-name-complex="Consolas1" style:font-size-complex="10pt"/>
    </style:style>
    <style:style style:name="P3" style:family="paragraph" style:parent-style-name="Standard" style:list-style-name="">
      <style:paragraph-properties fo:margin-left="0in" fo:margin-right="0in" fo:text-align="start" style:justify-single-word="false" fo:text-indent="0in" style:auto-text-indent="false" style:text-autospace="none"/>
    </style:style>
    <style:style style:name="T1" style:family="text">
      <style:text-properties fo:color="#000000"/>
    </style:style>
    <style:style style:name="T2" style:family="text">
      <style:text-properties fo:color="#000000" style:font-name="Consolas1" fo:font-size="10pt" style:font-name-asian="Consolas1" style:font-size-asian="10pt" style:font-name-complex="Consolas1" style:font-size-complex="10pt"/>
    </style:style>
    <style:style style:name="T3" style:family="text">
      <style:text-properties fo:color="#0000c0"/>
    </style:style>
    <style:style style:name="T4" style:family="text">
      <style:text-properties fo:color="#0000c0" fo:font-style="italic" style:font-style-asian="italic" style:font-style-complex="italic"/>
    </style:style>
    <style:style style:name="T5" style:family="text">
      <style:text-properties fo:color="#0000c0" fo:font-style="italic" fo:font-weight="bold" style:font-style-asian="italic" style:font-weight-asian="bold" style:font-style-complex="italic" style:font-weight-complex="bold"/>
    </style:style>
    <style:style style:name="T6" style:family="text">
      <style:text-properties fo:color="#0000c0" style:font-name="Consolas1" fo:font-size="10pt" fo:font-style="italic" style:font-name-asian="Consolas1" style:font-size-asian="10pt" style:font-style-asian="italic" style:font-name-complex="Consolas1" style:font-size-complex="10pt" style:font-style-complex="italic"/>
    </style:style>
    <style:style style:name="T7" style:family="text">
      <style:text-properties fo:color="#2a00ff"/>
    </style:style>
    <style:style style:name="T8" style:family="text">
      <style:text-properties fo:color="#6a3e3e"/>
    </style:style>
    <style:style style:name="T9" style:family="text">
      <style:text-properties fo:color="#7f0055" fo:font-weight="bold" style:font-weight-asian="bold" style:font-weight-complex="bold"/>
    </style:style>
    <style:style style:name="T10" style:family="text">
      <style:text-properties fo:color="#7f0055" style:font-name="Consolas1" fo:font-size="10pt" fo:font-weight="bold" style:font-name-asian="Consolas1" style:font-size-asian="10pt" style:font-weight-asian="bold" style:font-name-complex="Consolas1" style:font-size-complex="10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stackoverflow.com/questions/26118048/selenium-firefoxdriver-share-session-cookies-between-different-instances" text:style-name="Internet_20_link" text:visited-style-name="Visited_20_Internet_20_Link">C</text:a>ách save load cookie</text:p>
      <text:p text:style-name="Standard"/>
      <text:p text:style-name="P1"><text:span text:style-name="T1">WebDriver </text:span><text:span text:style-name="T3">driver1</text:span><text:span text:style-name="T1"> = LogInClass.</text:span><text:span text:style-name="T4">driver1</text:span><text:span text:style-name="T1">;<text:tab/></text:span></text:p>
      <text:p text:style-name="P3"><text:span text:style-name="T10">public</text:span><text:span text:style-name="T2"> </text:span><text:span text:style-name="T10">static</text:span><text:span text:style-name="T2"> WebDriver </text:span><text:span text:style-name="T6">driver2</text:span><text:span text:style-name="T2"> = </text:span><text:span text:style-name="T10">new</text:span><text:span text:style-name="T2"> FirefoxDriver();</text:span></text:p>
      <text:p text:style-name="P3"><text:span text:style-name="T2"/></text:p>
      <text:p text:style-name="P1"><text:span text:style-name="T4">driver2</text:span><text:span text:style-name="T1">.get(</text:span><text:span text:style-name="T7">"http://172.19.7.30/gtc/"</text:span><text:span text:style-name="T1">);</text:span></text:p>
      <text:p text:style-name="P2"><text:tab/> <text:s/></text:p>
      <text:p text:style-name="P1"><text:span text:style-name="T1"><text:tab/> <text:s/>Set&lt;Cookie&gt; </text:span><text:span text:style-name="T8">cookies</text:span><text:span text:style-name="T1"> = </text:span><text:span text:style-name="T3">driver1</text:span><text:span text:style-name="T1">.manage().getCookies();</text:span></text:p>
      <text:p text:style-name="P1"><text:span text:style-name="T1"><text:tab/> <text:s/>Iterator&lt;Cookie&gt; </text:span><text:span text:style-name="T8">itr</text:span><text:span text:style-name="T1"> = </text:span><text:span text:style-name="T8">cookies</text:span><text:span text:style-name="T1">.iterator();</text:span></text:p>
      <text:p text:style-name="P2"><text:tab/> <text:s/></text:p>
      <text:p text:style-name="P1"><text:span text:style-name="T1"><text:tab/> <text:s/></text:span><text:span text:style-name="T9">while</text:span><text:span text:style-name="T1"> (</text:span><text:span text:style-name="T8">itr</text:span><text:span text:style-name="T1">.hasNext()){</text:span></text:p>
      <text:p text:style-name="P1"><text:span text:style-name="T1"><text:tab/><text:tab/> <text:s/>Cookie </text:span><text:span text:style-name="T8">cookie</text:span><text:span text:style-name="T1"> = </text:span><text:span text:style-name="T8">itr</text:span><text:span text:style-name="T1">.next();</text:span></text:p>
      <text:p text:style-name="P1"><text:span text:style-name="T1"><text:tab/><text:tab/> <text:s/>System.</text:span><text:span text:style-name="T5">out</text:span><text:span text:style-name="T1">.println(</text:span><text:span text:style-name="T8">cookie</text:span><text:span text:style-name="T1">);</text:span></text:p>
      <text:p text:style-name="P1"><text:span text:style-name="T1"><text:tab/><text:tab/> <text:s/></text:span><text:span text:style-name="T4">driver2</text:span><text:span text:style-name="T1">.manage().addCookie(</text:span><text:span text:style-name="T8">cookie</text:span><text:span text:style-name="T1">);</text:span></text:p>
      <text:p text:style-name="P3"><text:span text:style-name="T2"><text:tab/><text:tab/> <text:s/>}</text:span></text:p>
      <text:p text:style-name="Standard"/>
      <text:p text:style-name="P1"><text:span text:style-name="T4">driver2</text:span><text:span text:style-name="T1">.get(</text:span><text:span text:style-name="T7">"http://172.19.7.30/gtc/"</text:span><text:span text:style-name="T1">);</text:span></text:p>
      <text:p text:style-name="Standard"/>
      <text:p text:style-name="Standard"/>
      <text:p text:style-name="Standard"/>
      <text:p text:style-name="Standard"/>
      <text:p text:style-name="Standard"/>
      <text:p text:style-name="Standard"/>
      <text:p text:style-name="Standard"/>
      <text:p text:style-name="Standard">Phải dùng dòng dưới 2 lần</text:p>
      <text:p text:style-name="P1"><text:span text:style-name="T4">driver2</text:span><text:span text:style-name="T1">.get(</text:span><text:span text:style-name="T7">"</text:span><text:a xlink:type="simple" xlink:href="http://172.19.7.30/gtc/" text:style-name="Internet_20_link" text:visited-style-name="Visited_20_Internet_20_Link">http://172.19.7.30/gtc/</text:a><text:span text:style-name="T7">"</text:span><text:span text:style-name="T1">);</text:span></text:p>
      <text:p text:style-name="P1"><text:span text:style-name="T1">Lần đầu là precondition để set domain cho driver2, driver2 có cùng domain với driver1 thì mới set cookie được. Nếu không có dòng này thì nó sẽ báo lỗi You may only set cookies for the current domain</text:span></text:p>
      <text:p text:style-name="P1"><text:span text:style-name="T1">Lần hai là refresh browser để load cook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Courier New', monospace,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5M42S</meta:editing-duration>
    <meta:editing-cycles>10</meta:editing-cycles>
    <meta:generator>OpenOffice/4.1.1$Win32 OpenOffice.org_project/411m6$Build-9775</meta:generator>
    <dc:date>2016-01-25T13:54:09.06</dc:date>
    <meta:document-statistic meta:table-count="0" meta:image-count="0" meta:object-count="0" meta:page-count="1" meta:paragraph-count="18" meta:word-count="88" meta:character-count="734"/>
    <meta:user-defined meta:name="Info 1"/>
    <meta:user-defined meta:name="Info 2"/>
    <meta:user-defined meta:name="Info 3"/>
    <meta:user-defined meta:name="Info 4"/>
  </office:meta>
</office:document-meta>
</file>